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ubtitle">
      <style:paragraph-properties fo:margin-left="0cm" fo:margin-right="0cm" fo:text-indent="0cm" style:auto-text-indent="false"/>
    </style:style>
    <style:style style:name="P3" style:family="paragraph" style:parent-style-name="Title">
      <style:paragraph-properties fo:margin-left="0cm" fo:margin-right="0cm" fo:text-indent="0cm" style:auto-text-indent="false"/>
    </style:style>
    <style:style style:name="P4" style:family="paragraph" style:parent-style-name="Text_20_body">
      <style:text-properties style:font-name="Times New Roman" fo:font-size="14pt" style:font-size-asian="14pt" style:font-size-complex="14pt"/>
    </style:style>
    <style:style style:name="P5" style:family="paragraph" style:parent-style-name="Text_20_body">
      <style:text-properties fo:color="#000000" style:font-name="Times New Roman" fo:font-size="14pt" style:font-name-asian="Arial1" style:font-size-asian="14pt" style:font-name-complex="Arial1" style:font-size-complex="14pt"/>
    </style:style>
    <style:style style:name="P6" style:family="paragraph" style:parent-style-name="Text_20_body">
      <style:text-properties fo:color="#000000" style:font-name="Times New Roman" fo:font-size="14pt" style:font-size-asian="14pt" style:font-size-complex="14pt"/>
    </style:style>
    <style:style style:name="P7"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8" style:family="paragraph" style:parent-style-name="Text_20_body">
      <style:text-properties fo:color="#000000" style:text-line-through-style="none" style:font-name="Times New Roman" fo:font-size="14pt" style:text-underline-style="none" style:font-name-asian="Arial1" style:font-size-asian="14pt" style:font-name-complex="Arial1" style:font-size-complex="14pt"/>
    </style:style>
    <style:style style:name="P9" style:family="paragraph" style:parent-style-name="Text_20_body">
      <style:paragraph-properties fo:line-height="115%" fo:text-align="justify" style:justify-single-word="false"/>
    </style:style>
    <style:style style:name="P10" style:family="paragraph" style:parent-style-name="Text_20_body">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text-properties style:font-name="Times New Roman" fo:font-size="14pt" style:font-size-asian="14pt" style:font-size-complex="14pt"/>
    </style:style>
    <style:style style:name="P17" style:family="paragraph" style:parent-style-name="Text_20_body" style:list-style-name="L4">
      <style:text-properties style:font-name="Times New Roman" fo:font-size="14pt" style:font-size-asian="14pt" style:font-size-complex="14pt"/>
    </style:style>
    <style:style style:name="P18" style:family="paragraph" style:parent-style-name="Text_20_body" style:list-style-name="L5">
      <style:text-properties style:font-name="Times New Roman" fo:font-size="14pt" style:font-size-asian="14pt" style:font-size-complex="14pt"/>
    </style:style>
    <style:style style:name="P19" style:family="paragraph" style:parent-style-name="Text_20_body" style:list-style-name="L6">
      <style:text-properties style:font-name="Times New Roman" fo:font-size="14pt" style:font-size-asian="14pt" style:font-size-complex="14pt"/>
    </style:style>
    <style:style style:name="P20" style:family="paragraph" style:parent-style-name="Text_20_body" style:list-style-name="L7">
      <style:text-properties style:font-name="Times New Roman" fo:font-size="14pt" style:font-size-asian="14pt" style:font-size-complex="14pt"/>
    </style:style>
    <style:style style:name="P21" style:family="paragraph" style:parent-style-name="Text_20_body" style:list-style-name="L8">
      <style:text-properties style:font-name="Times New Roman" fo:font-size="14pt" style:font-size-asian="14pt" style:font-size-complex="14pt"/>
    </style:style>
    <style:style style:name="P22" style:family="paragraph" style:parent-style-name="Heading_20_1">
      <style:paragraph-properties fo:break-before="page"/>
    </style:style>
    <style:style style:name="P23" style:family="paragraph" style:parent-style-name="Title" style:master-page-name="First_20_Page">
      <style:paragraph-properties fo:margin-left="0cm" fo:margin-right="0cm" fo:text-indent="0cm" style:auto-text-indent="false" style:page-number="auto"/>
    </style:style>
    <style:style style:name="T1"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Analýza</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1">Obsah</text:p>
          </text:index-title>
          <text:p text:style-name="P12">Vize<text:tab/>3</text:p>
          <text:p text:style-name="P12">Business analýza<text:tab/>4</text:p>
          <text:p text:style-name="P12">Přehled požadavků<text:tab/>5</text:p>
          <text:p text:style-name="P13">Funkční požadavky<text:tab/>5</text:p>
          <text:p text:style-name="P13">Nefunkční požadavky<text:tab/>5</text:p>
          <text:p text:style-name="P12">Případy užití a scénáře<text:tab/>6</text:p>
          <text:p text:style-name="P13">Vytvoření nové komise<text:tab/>6</text:p>
          <text:p text:style-name="P13">Vytvoření nových voleb<text:tab/>6</text:p>
          <text:p text:style-name="P13">Vytvoření volební události<text:tab/>6</text:p>
          <text:p text:style-name="P13">Nominování<text:tab/>7</text:p>
          <text:p text:style-name="P13">Volení<text:tab/>7</text:p>
          <text:p text:style-name="P13">Ukončení volení<text:tab/>8</text:p>
          <text:p text:style-name="P12">Doménový model<text:tab/>9</text:p>
          <text:p text:style-name="P12">Vytyčení cílů<text:tab/>10</text:p>
          <text:p text:style-name="P13">Závady „obecného“ charakteru<text:tab/>10</text:p>
          <text:p text:style-name="P13">Závady sekce Voter<text:tab/>11</text:p>
          <text:p text:style-name="P13">Závady sekce Admin<text:tab/>11</text:p>
        </text:index-body>
      </text:table-of-content>
      <text:p text:style-name="Text_20_body"/>
      <text:h text:style-name="P22" text:outline-level="1">Vize</text:h>
      <text:p text:style-name="P5">Informační systém E-volby uživatelům poskytne komplexní hlasovací systém, který elektronickou cestou řeší problém zdlouhavého počítání papírových volebních lístků. Bude sloužit jak pro lokální volby (sjezdy politických stran, volba zastupitelstva v družstvu, referenda v obcích, apod.), tak pro globální volby (volby do AS ČVUT, volby do poslanecké sněmovny). </text:p>
      <text:p text:style-name="P4">Zákazníky tohoto systému jsou instituce, ve kterých probíhají různá hlasovaní či volby. Zadavatel voleb (pořadatel) v systému vytvoří volební formulář. Ten je poskytnut voličům, kteří po zabezpečeném přihlášení do systému hlasují (vyplní formulář a odešlou svůj hlas). Ukončení voleb provádí pořadatelé (volební komise). Systém sečte hlasy a výsledky voleb bude možno zobrazit na výstupním médiu (nejčastěji webová stránka). </text:p>
      <text:p text:style-name="P8">Pro lokální volby poběží systém na jednom serveru, který nebude připojený k internetu a jediné zařízení, které s tímto serverem bude moci komunikovat bude hlasovací terminál. V těchto volbách budou jednotlivý voliči registrováni do systému na začátku sjezdu nebo jednání a buď dostanou své jedinečné ID nebo se naskenuje jejich otisk prstu a poté se k terminálu přihlásí buď svým ID nebo naskenováním otisku prstu. Na začátku sjezdu nebo jednání bude též stanovena komise, která bude tento systém v průběhu voleb řídit. </text:p>
      <text:p text:style-name="P8">Pro globální volby budou jednotlivé moduly systému nasazeny na zvláštní servery kvůli bezpečnostním rizikům. Tento systém bude čerpat údaje o voličích z externího adresáře obyvatelstva, který bude spravován třetí stranou. Na začátku voleb je opět stanovena volební komise, která na celý průběh voleb dohlíží. Tato komise zakládá volební události, startuje proces kandidování a volení. Tyto procesy ukončuje a poté zveřejňí výsledky voleb. Celý proces volení je založený na dnes již funkčním systému korespondenčního hlasování, kde občan, který chce volit musí nejdříve do první obálky zalepit svůj hlas a poté tuto obálku společně s čestným prohlášením, že takto hlasuje opravdu on, ji vloží do další obálky, kterou poté odešle na příslušný okrsek. Na okrsku komise rozlepí první obálku, přečte si čestné prohlášení a zjistí jestli tento volič může v těchto volbách hlasovat. Pokud ano, tak jeho hlas vhodí do urny. Podobně bude fungovat systém elektronického hlasování. Volič se přihlásí k validačnímu serveru a ten zjistí jestli tento volič může hlasovat ve volbách, pokud ano nabídne mu applet, ve kterém si uživatel vybere komu dá svůj hlas a odhlasuje. Applet tento hlas zašifruje veřejným klíčem voleb a validační server si ho uloží. Další proces, tedy sčítání hlasů probíhá take standartně. Na validačním serveru jsou uloženy zašifrované hlasy, které tento server neumí rozšifrovat. Tyto hlasy jsou tedy po skončení voleb odeslány na sčítací server, který už umí tyto hlasy rozšifrovat sečíst. Na konec volební komise zveřejní výsledky na webových stránkách. </text:p>
      <text:h text:style-name="Heading_20_1" text:outline-level="1"><text:soft-page-break/>Business analýza</text:h>
      <text:p text:style-name="P9">Diagramy této analýzy jsou přiloženy v souboru  [ Bussiness process model.pdf ] .</text:p>
      <text:p text:style-name="P7">Business analýza je složena z několika business procesů, které na sebe logicky navazují. </text:p>
      <text:p text:style-name="P7">Prvním je „zvolení komisařů“ a s tím související „založení nových voleb“, kde se tito zvolení komisaři stanou komisary pro tyto volby. Dále se v tomto procesu zvolí jestli tyto volby jsou lokální nebo globální. Pokud jsou volby lokální vybere se také příslušný certifikát, pomocí kterého se budou moci připojit jen některé zařízení.</text:p>
      <text:p text:style-name="P7">Dalším procesem je „založení volební události“. Toto již provádí zvolení komisaři a tito komisaři v souladu s platným zákonem stanoví kolik procent musí dostat kandidát aby v této volební události byl zvolen, dále kolik procent voličů se musí k volbám dostavit, aby tyto volby byly platné, dále počet kandidátů, kteří mohou být zvolení a stát se tedy vítězi a počet náhradníků.</text:p>
      <text:p text:style-name="P7">Na tento proces „založení volební události“ navazuje proces „nominování kandidátů“, ve kterém si každý kandidát vyplní svůj volební program a zapíše se jako kandidát v těchto volbách.</text:p>
      <text:p text:style-name="P7">Následuje proces „volení“, kde jednotliví voliči jsou vyzváni k volení. Tito voliči,kteří jsou k volení v této volební události oprávnění se připojí k systému a zvolí jedno či více kandidátů.</text:p>
      <text:p text:style-name="P7">Po uplynutí doby stanovené zákonem jsou volby ukončeny a komise ukončí volební událost, systém sečte hlasy a komise zveřejní výsledky.</text:p>
      <text:p text:style-name="P8"/>
      <text:h text:style-name="P22" text:outline-level="1">Přehled požadavků</text:h>
      <text:p text:style-name="P6">Diagramy požadavků jsou vygenerovány v souboru [ Requirements model.pdf ] .</text:p>
      <text:h text:style-name="Heading_20_2" text:outline-level="2">Funkční požadavky</text:h>
      <text:list xml:id="list41284756" text:style-name="L1">
        <text:list-item>
          <text:p text:style-name="P14">Uživatelé nominují kandidáty.</text:p>
        </text:list-item>
        <text:list-item>
          <text:p text:style-name="P14">Kandidáti jsou voleni.</text:p>
        </text:list-item>
        <text:list-item>
          <text:p text:style-name="P14">Výsledky jsou veřejné.</text:p>
        </text:list-item>
        <text:list-item>
          <text:p text:style-name="P14">Komisaři zakládají volby.</text:p>
        </text:list-item>
        <text:list-item>
          <text:p text:style-name="P14">Ukončení voleb musí učinit M z N komisařů.</text:p>
        </text:list-item>
        <text:list-item>
          <text:p text:style-name="P14">Komisaři potvrzují nominace kandidátů.</text:p>
        </text:list-item>
        <text:list-item>
          <text:p text:style-name="P14">Při opakovaném volení voliče platí jeho poslední hlas.</text:p>
        </text:list-item>
        <text:list-item>
          <text:p text:style-name="P14">Volič může být informován e-mailem.</text:p>
        </text:list-item>
        <text:list-item>
          <text:p text:style-name="P14">Volby jsou tajné vůči druhé osobě.</text:p>
        </text:list-item>
      </text:list>
      <text:h text:style-name="Heading_20_2" text:outline-level="2">Nefunkční požadavky</text:h>
      <text:list xml:id="list41254249" text:style-name="L2">
        <text:list-item>
          <text:p text:style-name="P15">V lokálních volbách je možnost využít terminál.</text:p>
        </text:list-item>
        <text:list-item>
          <text:p text:style-name="P15">V lokálních volbách se volič přihlašuje jedinečným identifikátorem.</text:p>
        </text:list-item>
        <text:list-item>
          <text:p text:style-name="P15">V lokálních volbách je použit pouze jeden server.</text:p>
        </text:list-item>
        <text:list-item>
          <text:p text:style-name="P15">V globálních volbách voliči hlasují přes webový prohlížeč.</text:p>
        </text:list-item>
      </text:list>
      <text:p text:style-name="Text_20_body"/>
      <text:h text:style-name="P22" text:outline-level="1">Případy užití a scénáře</text:h>
      <text:p text:style-name="P4">Diagramy případů užití jsou vygenerovány v souboru [ Use case model.pdf ] .</text:p>
      <text:p text:style-name="P4">V případech užití vystupují 4 aktoři : Administrátor, Uživatel a dále tři, kteří jsou speciálnímy připady Uživatele – Volič, Komisař a Kandidát.</text:p>
      <text:h text:style-name="Heading_20_2" text:outline-level="2">Vytvoření nové komise</text:h>
      <text:p text:style-name="P4">Aktér: Administrátor</text:p>
      <text:list xml:id="list41284325" text:style-name="L3">
        <text:list-item>
          <text:p text:style-name="P16"><text:span text:style-name="T1">Administrátor požádá o vytvoření volební komise</text:span> </text:p>
        </text:list-item>
        <text:list-item>
          <text:p text:style-name="P16"><text:span text:style-name="T1">Systém zobrazí formulář pro založení volební komise</text:span> </text:p>
        </text:list-item>
        <text:list-item>
          <text:p text:style-name="P16"><text:span text:style-name="T1">Administrátor vyplní formulář ( zadá loginy komisařů)</text:span> </text:p>
        </text:list-item>
        <text:list-item>
          <text:p text:style-name="P16"><text:span text:style-name="T1">Administrátor odešle formulář</text:span> </text:p>
        </text:list-item>
        <text:list-item>
          <text:p text:style-name="P16"><text:span text:style-name="T1">Systém založí komisi</text:span> </text:p>
        </text:list-item>
      </text:list>
      <text:p text:style-name="P4">Post-condition : Volební komise je vytvořena</text:p>
      <text:h text:style-name="Heading_20_2" text:outline-level="2">Vytvoření nových voleb</text:h>
      <text:p text:style-name="P4">Aktér: Administrátor</text:p>
      <text:p text:style-name="P4">Pre-kondition: Je vytvořena volební komise</text:p>
      <text:list xml:id="list41273918" text:style-name="L4">
        <text:list-item>
          <text:p text:style-name="P17"><text:span text:style-name="T1">Administrátor požádá systém o vytvoření voleb</text:span> </text:p>
        </text:list-item>
        <text:list-item>
          <text:p text:style-name="P17"><text:span text:style-name="T1">Systém zobrazí formulář pro založení voleb</text:span> </text:p>
        </text:list-item>
        <text:list-item>
          <text:p text:style-name="P17"><text:span text:style-name="T1">Administrátor vyplní formulář ( název a typ voleb)</text:span> </text:p>
        </text:list-item>
        <text:list-item>
          <text:p text:style-name="P17"><text:span text:style-name="T1">Administrátor odešle formulář ( založí volby)</text:span> </text:p>
        </text:list-item>
        <text:list-item>
          <text:p text:style-name="P17"><text:span text:style-name="T1">Systém provede validaci vyplněných udájů ve formuláři.</text:span> </text:p>
        </text:list-item>
        <text:list-item>
          <text:p text:style-name="P17"><text:span text:style-name="T1">ALTERNATE Systém ohlásí chybu vyplnění formuláře. ZPET NA KROK 2</text:span> </text:p>
        </text:list-item>
        <text:list-item>
          <text:p text:style-name="P17"><text:span text:style-name="T1">Systém založí volby</text:span> </text:p>
        </text:list-item>
      </text:list>
      <text:p text:style-name="P4">Post-condition: Volby jsou založeny</text:p>
      <text:h text:style-name="Heading_20_2" text:outline-level="2">Vytvoření volební události</text:h>
      <text:p text:style-name="P4">Aktér: Komisař</text:p>
      <text:p text:style-name="P4">Pre-condition: Volby jsou založeny</text:p>
      <text:list xml:id="list41264572" text:style-name="L5">
        <text:list-item>
          <text:p text:style-name="P18"><text:span text:style-name="T1">Komisař požádá systém o založení volební události</text:span> </text:p>
        </text:list-item>
        <text:list-item>
          <text:p text:style-name="P18"><text:span text:style-name="T1">Systém zobrazí formulář pro založení volební události</text:span> </text:p>
        </text:list-item>
        <text:list-item>
          <text:p text:style-name="P18"><text:soft-page-break/><text:span text:style-name="T1">Komisař vyplní formulář ( název události a popis události)</text:span> </text:p>
        </text:list-item>
        <text:list-item>
          <text:p text:style-name="P18"><text:span text:style-name="T1">Komisař odešle formulář</text:span> </text:p>
        </text:list-item>
        <text:list-item>
          <text:p text:style-name="P18"><text:span text:style-name="T1">Systém založí volební událost</text:span> </text:p>
        </text:list-item>
      </text:list>
      <text:p text:style-name="P4">Post-condition: Proces nominace kandidátu může být založen</text:p>
      <text:h text:style-name="Heading_20_2" text:outline-level="2">Nominování</text:h>
      <text:p text:style-name="P4">Aktér: Kandidát, Komisař</text:p>
      <text:p text:style-name="P4">Pre-condition: Byla založena volební událost</text:p>
      <text:list xml:id="list41259997" text:style-name="L6">
        <text:list-item>
          <text:p text:style-name="P19"><text:span text:style-name="T1">Komisař požádá systém o ovládání volební události</text:span> </text:p>
        </text:list-item>
        <text:list-item>
          <text:p text:style-name="P19"><text:span text:style-name="T1">Systém zobrazí ovládací prvky pro volební událost</text:span> </text:p>
        </text:list-item>
        <text:list-item>
          <text:p text:style-name="P19"><text:span text:style-name="T1">Komisař klikne na start procesu nominování</text:span> </text:p>
        </text:list-item>
        <text:list-item>
          <text:p text:style-name="P19"><text:span text:style-name="T1">Systém spustí proces nominování</text:span> </text:p>
        </text:list-item>
        <text:list-item>
          <text:p text:style-name="P19"><text:span text:style-name="T1">Kandidát pošle systému kandidátní lístek</text:span> </text:p>
        </text:list-item>
        <text:list-item>
          <text:p text:style-name="P19"><text:span text:style-name="T1">Systém zkontroluje kandidátní lístek</text:span> </text:p>
        </text:list-item>
        <text:list-item>
          <text:p text:style-name="P19"><text:span text:style-name="T1">Systém vrátí informace o úspěchu</text:span> </text:p>
        </text:list-item>
      </text:list>
      <text:h text:style-name="Heading_20_2" text:outline-level="2">Volení</text:h>
      <text:p text:style-name="P4">Aktér: Komisař, Volič</text:p>
      <text:p text:style-name="P4">Pre-condition: Je vytvořena volební událost, na kterou je pozván uživatel</text:p>
      <text:list xml:id="list41261084" text:style-name="L7">
        <text:list-item>
          <text:p text:style-name="P20"><text:span text:style-name="T1">Komisař požádá systém o ovládání volební události</text:span> </text:p>
        </text:list-item>
        <text:list-item>
          <text:p text:style-name="P20"><text:span text:style-name="T1">Systém zobrazí ovládací prvky pro volební událost</text:span> </text:p>
        </text:list-item>
        <text:list-item>
          <text:p text:style-name="P20"><text:span text:style-name="T1">Komisař klikne na start procesu volení</text:span> </text:p>
        </text:list-item>
        <text:list-item>
          <text:p text:style-name="P20"><text:span text:style-name="T1">Systém spustí proces nominování</text:span> </text:p>
        </text:list-item>
        <text:list-item>
          <text:p text:style-name="P20"><text:span text:style-name="T1">Volič požádá systém o možnost volení</text:span> </text:p>
        </text:list-item>
        <text:list-item>
          <text:p text:style-name="P20"><text:span text:style-name="T1">Systém nabídne voliči seznam volebních událostí, na které byl pozván</text:span> </text:p>
        </text:list-item>
        <text:list-item>
          <text:p text:style-name="P20"><text:span text:style-name="T1">Volič vybere konkretní událost ze seznamu</text:span> </text:p>
        </text:list-item>
        <text:list-item>
          <text:p text:style-name="P20"><text:span text:style-name="T1">Systém zobrazí formulář volebních události</text:span> </text:p>
        </text:list-item>
        <text:list-item>
          <text:p text:style-name="P20"><text:span text:style-name="T1">Volič vyplní volební formulář</text:span> </text:p>
        </text:list-item>
        <text:list-item>
          <text:p text:style-name="P20"><text:span text:style-name="T1">Volič odešle volební formulář</text:span> </text:p>
        </text:list-item>
        <text:list-item>
          <text:p text:style-name="P20"><text:span text:style-name="T1">Systém provede validaci vyplněných údajů ve volebním formuláři.</text:span> </text:p>
        </text:list-item>
        <text:list-item>
          <text:p text:style-name="P20"><text:span text:style-name="T1">ALTERNATE Systém ohlásí chybu vyplnění formuláře. ZPĚT NA KROK 8</text:span> </text:p>
        </text:list-item>
        <text:list-item>
          <text:p text:style-name="P20"><text:soft-page-break/><text:span text:style-name="T1">Systém podepíše a zašifruje volební lístek a uloží si volební lístek</text:span> </text:p>
        </text:list-item>
        <text:list-item>
          <text:p text:style-name="P20"><text:span text:style-name="T1">. Systém ohlásí uživateli přijetí lístku</text:span> </text:p>
        </text:list-item>
      </text:list>
      <text:p text:style-name="P4">Post-condition: Volební lístek je uložen </text:p>
      <text:h text:style-name="Heading_20_2" text:outline-level="2">Ukončení volení</text:h>
      <text:p text:style-name="P4">Aktér: Komisař</text:p>
      <text:p text:style-name="P4">Pre-condition: Byla odstartováno volení</text:p>
      <text:list xml:id="list41283109" text:style-name="L8">
        <text:list-item>
          <text:p text:style-name="P21"><text:span text:style-name="T1">Komisař ukončí volební událost</text:span> </text:p>
        </text:list-item>
        <text:list-item>
          <text:p text:style-name="P21"><text:span text:style-name="T1">Krok 1 a 2 dokud M z N komisařů neukončí volení ve volební události</text:span> </text:p>
        </text:list-item>
        <text:list-item>
          <text:p text:style-name="P21"><text:span text:style-name="T1">Systém ukončí volení ve volební události</text:span> </text:p>
        </text:list-item>
      </text:list>
      <text:p text:style-name="P4">Post-condition: Volení ve volební události je ukončeno. Systém spočítá výsledky</text:p>
      <text:p text:style-name="P4"/>
      <text:h text:style-name="P22" text:outline-level="1">Doménový model</text:h>
      <text:p text:style-name="Text_20_body">Diagramy datového modelu jsou vygenerovány v souboru [ Domain model.pdf ] .</text:p>
      <text:p text:style-name="Text_20_body">Pro účely aplikace elektronického volebního systému jsou ukládány do databáze následující objekty. </text:p>
      <text:p text:style-name="Text_20_body">Volič je uložen v externím adresáři obyvatelstva a náš systém z této databáze potřebuje zjistit voličovo jméno a dále jeho login nebo jiný jedinečný atribut. Může to být například elektronický podpis. Z těchto jednotlivých osob, které jsou uloženy v externím adresáři se dále vybírají i komisaři. U komisaře si potřebuje elektronický volební systém uložit také jméno a nějaký jedinečný identifikátor.</text:p>
      <text:p text:style-name="Text_20_body">Při vytvoření voleb se do databáze uloží objekt Volby, který obsahuje název voleb a typ voleb (lokální nebo globální). Dále jsou k tomuto objektu uloženy reference na komisaře, kteří byli pro tyto volby zvoleni. </text:p>
      <text:p text:style-name="Text_20_body">Dále objekt Volby obsahuje další reference na jednotlivé volební události, které jsou konány pod záštitou těchto voleb. U objektů Volební události jsou v databázi uchovávány informace o začátku a konci procesu nominování a volení, dále jméno události, reference na voliče, kteří v těchto volbách mají právo volit. U objektu volební události jsou také uloženy reference na objekty kandidátů v těchto volbách. Kandidáti mají u sebe uloženy svůj volební program, jméno, případně fotografii a další informace.</text:p>
      <text:p text:style-name="Text_20_body">Dalšími objekty, které se ukládají v databáze jsou Volební lístky. Tento lístek obsahuje kandidáty, které příslušný volič vybral a tento volební lístek je přiřazen k příslušné volební události.</text:p>
      <text:p text:style-name="Text_20_body">Každá volební událost má volební výsledek, který v sobě nese informaci o vítězech voleb a náhradnících.</text:p>
      <text:p text:style-name="Text_20_body"/>
      <text:h text:style-name="P22" text:outline-level="1">Vytyčení cílů</text:h>
      <text:p text:style-name="Text_20_body">Odstranění chyb z předchozí verze projektu. Konkrétně se jedné o následující:</text:p>
      <text:h text:style-name="Heading_20_2" text:outline-level="2">Závady obecného charakteru</text:h>
      <text:p text:style-name="P10">1) Chybí implementace rozlišení rolí při přihlášení.</text:p>
      <text:p text:style-name="Text_20_body">V kódu je náznak přípravy, ale není nijak použito. Prozatím je přihlašování napevno zabudováno do kódu a role je určena jménem.</text:p>
      <text:p text:style-name="Text_20_body"/>
      <text:p text:style-name="P10">2) <text:s/>Při přepínání rolí v záhlaví menu se řetězí adresa. </text:p>
      <text:p text:style-name="Text_20_body">Opakovaným kliknutím na položku aktéra se řetězí adresa stránky.</text:p>
      <text:p text:style-name="Text_20_body"/>
      <text:p text:style-name="P10">3) Nefunkčnost přihlášení při změnách role.</text:p>
      <text:p text:style-name="Text_20_body">Pokud zvolím určitou roli a před přihlášením ji změním, popř. se vrátím zpět k původní volbě, nelze se přihlásit i se správnými údaji. Pokud však zvolím v prohlížeči krok zpět, jsem přihlášen a mohu volit položky z menu.</text:p>
      <text:p text:style-name="Text_20_body"/>
      <text:p text:style-name="P10">4) Bylo by vhodné popsat logovací tabulku, neboť uživatel ztrácí přehled, p</text:p>
      <text:p text:style-name="P10">od kterou rolí se vlastně loguje. Role jde vyčíst jen z adresy.</text:p>
      <text:p text:style-name="P10"/>
      <text:p text:style-name="P10">5) Absence chybových hlášek.</text:p>
      <text:p text:style-name="Text_20_body">V podstatě žádné výjimky nejsou ošetřeny a končí errorem a pádem aplikace. Jedná se například o přepínání rolí po zalogování- voter nemá přístup k admin účtu apod.</text:p>
      <text:p text:style-name="Text_20_body"/>
      <text:p text:style-name="P10">6) Problematika bezpečnosti.</text:p>
      <text:p text:style-name="Text_20_body">Podle současné koncepce je na jednom serveru ukládána dvojic jméno voliče-hlas. <text:s/>Tato varianta je velmi špatně zabezpečena, lepší by bylo např. použití hashe dvojice <text:s text:c="2"/>hesla uživatele a hlasu. Dále se nabízí otázka efektivnosti a účelnosti opakované volby. <text:s/>V případě jednorázového volení by se značně zjednodušilo schéma komunikace.</text:p>
      <text:p text:style-name="Text_20_body"/>
      <text:p text:style-name="P10">7) Chyba v názvu- Electronics vs Electronic</text:p>
      <text:h text:style-name="Heading_20_2" text:outline-level="2"><text:soft-page-break/>Závady sekce Voter</text:h>
      <text:p text:style-name="Text_20_body">V dokumentaci je u nominování jako aktér popsán Kandidát. Role Kandidát však nikde v systému popsána není a jedná se zřejmě o roli Voter z čehož vyplývají nesrovnalosti ve stávající dokumentaci.</text:p>
      <text:p text:style-name="Text_20_body">Kvůli nefunkčnosti dalších komponent se nám nepodařilo vůbec spustit vlastní volební applet a ověřit jeho funkčnost, ale domníváme se, že se vyskytne problém v případě vypsání dvou voleb. Volič bude registrován k oběma volbám, ale v appletu dle kódu není možnost výběru události.</text:p>
      <text:h text:style-name="Heading_20_2" text:outline-level="2">Závady sekce Admin</text:h>
      <text:p text:style-name="Text_20_body">Při vytváření voleb není nijak kontrolováno, zda admin vyplní typ voleb - local/internet. Volby lze vytvořit i bez typu. To způsobí další komplikace aplikaci, neboť řada tabulek má vypisovat typ voleb apod.</text:p>
      <text:p text:style-name="Text_20_body">Administrátor nemá žádnou možnost vytvořené volby smazat nebo editovat. V případě zadání špatného typu nebo názvu by musel najit příslušnou tabulku a záznam odstranit „natvrdo“.</text:p>
      <text:p text:style-name="Text_20_body">Nejzávažnější chybu však představuje absence možnosti přidat komisaře. Tato chyba ovlivňuje celý systém. Bez přidání komisařů nelze vytvořit volební komisi, nelze přidělit ani otevřít volby,nominovat kandidáty a tím pádem se regulérně nezobrazí ani applet volebního lístku.</text:p>
      <text:p text:style-name="Text_20_body">Další zásadní nesrovnalostí je, že dle Use case modelu admin vytváří jen volební komisi, vytvoření voleb a volební události má pak na starosti komisař. Podle závěrečné zprávy a implementace však volby zakládá admin, což je naprosto nelogické. </text:p>
      <text:p text:style-name="Text_20_body"/>
      <text:p text:style-name="Text_20_body">Podle stávající implementace je postup následovný:</text:p>
      <text:p text:style-name="Text_20_body">Admin vytvoří volby a přiřadí komisi, komise vytvoří volební událost(z dokumentace není jasné co se volební událostí vlastně myslí), komise otevře nominaci(domněnka, nešlo otestovat), komise přiřadí volbám voliče(domněnka, nešlo otestovat).</text:p>
      <text:p text:style-name="Text_20_body">Přehlednější postup (částečně popsaný v dokumentaci a pravděpodobně zamýšlený tvůrci):</text:p>
      <text:p text:style-name="Text_20_body">admin vytvoří komisi, komise vytvoří volby (create election) a tím se spustí nominace, komise vytvoří volební událost( election event),čímž přiřadí voliče a spustí hlasování.</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Times New Roman1"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711cm"/>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cm" fo:margin-right="0cm" fo:margin-top="0cm" fo:margin-bottom="0.21cm" fo:text-align="center" style:justify-single-word="false" fo:text-indent="-0.101cm"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Autoři" style:family="paragraph" style:parent-style-name="Text_20_body" style:next-style-name="Text_20_body">
      <style:paragraph-properties fo:margin-top="0cm" fo:margin-bottom="0.21cm"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Analýza<text:tab/><text:tab/>E-volby</text:p>
      </style:header>
      <style:footer>
        <text:p text:style-name="Footer"><text:date style:data-style-name="N30" text:date-value="2010-10-03T17:17:06.97" text:fixed="true">3.10.2010</text:date><text:tab/><text:tab/><text:page-number text:select-page="current">11</text:page-number>/<text:page-count>11</text:page-count></text:p>
      </style:footer>
    </style:master-page>
    <style:master-page style:name="First_20_Page" style:display-name="First Page" style:page-layout-name="Mpm2" style:next-style-name="Standard">
      <style:footer>
        <text:p text:style-name="Footer"><text:date style:data-style-name="N30" text:date-value="2010-10-03T17:44:36.95" text:fixed="true">3.10.2010</text:date><text:tab/><text:tab/>Tomáš Čerevka</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áš Čerevka</meta:initial-creator>
    <meta:creation-date>2010-10-03T17:06:19.93</meta:creation-date>
    <dc:date>2010-10-03T21:15:24.50</dc:date>
    <dc:creator>Tomáš Čerevka</dc:creator>
    <meta:editing-duration>PT03H36M33S</meta:editing-duration>
    <meta:editing-cycles>12</meta:editing-cycles>
    <meta:generator>OpenOffice.org/3.1$Win32 OpenOffice.org_project/310m19$Build-9420</meta:generator>
    <meta:document-statistic meta:table-count="0" meta:image-count="0" meta:object-count="0" meta:page-count="11" meta:paragraph-count="158" meta:word-count="1993" meta:character-count="13255"/>
  </office:meta>
</office:document-meta>
</file>